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master-page-name="Standard">
      <style:paragraph-properties style:page-number="1"/>
    </style:style>
    <style:style style:name="P4" style:family="paragraph" style:parent-style-name="Heading_20_1">
      <style:paragraph-properties fo:text-align="center" style:justify-single-word="false"/>
    </style:style>
    <style:style style:name="T1" style:family="text">
      <style:text-properties fo:font-size="15pt" style:font-size-asian="15pt" style:font-size-complex="15pt"/>
    </style:style>
    <style:style style:name="T2" style:family="text">
      <style:text-properties fo:font-style="italic" style:font-style-asian="italic"/>
    </style:style>
    <style:style style:name="T3"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H-1.0]</text:p>
      <text:p text:style-name="P4"><text:bookmark text:name="_6oorikk9pe0r"/><text:span text:style-name="T1">Source Permissive Halcyoninae License 1.0</text:span></text:p>
      <text:p text:style-name="P1">= Full Open Source Version of HP-1.0 =</text:p>
      <text:p text:style-name="Standard"/>
      <text:p text:style-name="Standard"><text:span text:style-name="T2">Version 1.0 Copyright © Jack Meng 2022</text:span></text:p>
      <text:p text:style-name="Standard"/>
      <text:p text:style-name="Standard">Any persons shall be permitted to acquire a copy of this software in any form (source and/or binary).</text:p>
      <text:p text:style-name="Standard">Redistribution with or without modifications is permitted provided that the following conditions are met:</text:p>
      <text:p text:style-name="Standard"/>
      <text:list xml:id="list2423759722" text:style-name="WWNum1">
        <text:list-item>
          <text:p text:style-name="P2">Redistribution in source form must reproduce the original copyright headers and the original LICENSE in full.</text:p>
        </text:list-item>
        <text:list-item>
          <text:p text:style-name="P2">Redistribution in the binary format must be able to reference the original LICENSE and must show attribution to the original AUTHORS</text:p>
        </text:list-item>
        <text:list-item>
          <text:p text:style-name="P2">The authors of this software recognize that most technologies can be used for lawful and unlawful purposes. The authors request that this software not be used to violate any local laws. However, being only a simple request for the end user.</text:p>
        </text:list-item>
        <text:list-item>
          <text:p text:style-name="P2">This license does not grant permissions for trade names and other marks (logos and service marks) to be used unless for customary purposes.</text:p>
        </text:list-item>
      </text:list>
      <text:p text:style-name="Standard"/>
      <text:p text:style-name="Standard">THE SOFTWARE IS PROVIDED “AS IS”, WITHOUT WARRANTY OF ANY KIND, EXPRESS OR IMPLIED, INCLUDING BUT NOT LIMITED TO THE WARRANTIES OF MERCHANTABILITY, FITNESS FOR A PARTICULAR PURPOSE, AND 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text-align="center" style:justify-single-word="false" fo:keep-together="always" fo:keep-with-next="always"/>
      <style:text-properties fo:font-weight="bold" style:font-weight-asian="bold"/>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1" meta:word-count="234" meta:character-count="1421" meta:non-whitespace-character-count="1202"/>
    <meta:generator>LibreOfficeDev/6.0.5.2$Linux_X86_64 LibreOffice_project/</meta:generator>
  </office:meta>
</office:document-meta>
</file>